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ena Hoffmannowa</text:p>
      <text:p text:style-name="P2">Urodzona 2.05.1895 w Poznaniu. <text:s text:c="2"/>Kształciła się początkowo w Poznaniu, <text:s/>za działalność w tajnym kółku patriotycznym została relegowana z gimnazjum. Maturę zdała eksternistycznie w <text:s/>Krakowie w 1913 r. Rozpoczęła studia filologii polskiej na Uniwersytecie Jagiellońskim, następnie kontynuowała studia na uniwersytecie w Berlinie. W 1919 r. ukończyła studia na Uniwersytecie Poznańskim. W latach 1919 – 1920 <text:s/>pracowała w bibliotece uniwersyteckiej i Archiwum Państwowym w Poznaniu, a od września 1920 r. podjęła pracę nauczycielską. Po zawarciu związku małżeńskiego z Bogumiłem Hoffmannem w sierpniu 1922 r., oboje przenieśli się do Chojnic, gdzie podjęli pracę pedagogiczną w Państwowym Gimnazjum Klasycznym. Helena Hoffmannowa nauczała języka polskiego i historii. Od 1931 r. pełniła funkcję opiekuna Kółka Filomatów im. A. Mickiewicza. Udzielała się naukowo m.in. ogłosiła m. in. rozprawkę pt. „Teksty polskie w pamiętniku Goedtkego”. Publikowała również obszerne prace w czasopiśmie „Zabory”. <text:s/>20 .01. 1940 r. popełniła samobójstwo. Jej pogrzeb był cichą manifestacją patriotyczn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0:51:06.94</meta:creation-date>
    <meta:document-statistic meta:table-count="0" meta:image-count="0" meta:object-count="0" meta:page-count="1" meta:paragraph-count="2" meta:word-count="148" meta:character-count="1100"/>
    <dc:date>2022-11-23T10:58:11.41</dc:date>
    <meta:editing-duration>PT7M4S</meta:editing-duration>
    <meta:editing-cycles>1</meta:editing-cycles>
    <meta:generator>OpenOffice/4.1.3$Win32 OpenOffice.org_project/413m1$Build-9783</meta:generator>
  </office:meta>
</office:document-meta>
</file>